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language="fr" fo:country="FR" fo:font-weight="bold" officeooo:rsid="01f7aad8" officeooo:paragraph-rsid="0064d554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299a37" officeooo:paragraph-rsid="005a8606"/>
    </style:style>
    <style:style style:name="P4" style:family="paragraph" style:parent-style-name="Standard">
      <style:text-properties officeooo:rsid="00299a37" officeooo:paragraph-rsid="001d0a89"/>
    </style:style>
    <style:style style:name="P5" style:family="paragraph" style:parent-style-name="Standard">
      <style:text-properties officeooo:paragraph-rsid="001ad2b2"/>
    </style:style>
    <style:style style:name="P6" style:family="paragraph" style:parent-style-name="Standard">
      <style:text-properties officeooo:rsid="00299a37" officeooo:paragraph-rsid="005a8606"/>
    </style:style>
    <style:style style:name="P7" style:family="paragraph" style:parent-style-name="Standard">
      <style:paragraph-properties style:writing-mode="lr-tb"/>
    </style:style>
    <style:style style:name="T1" style:family="text">
      <style:text-properties officeooo:rsid="02384f3b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4" style:family="text">
      <style:text-properties style:font-name="sans-serif" fo:font-size="32.25pt"/>
    </style:style>
    <style:style style:name="T5" style:family="text">
      <style:text-properties style:font-name="sans-serif" fo:font-size="15pt"/>
    </style:style>
    <style:style style:name="T6" style:family="text">
      <style:text-properties style:font-name="sans-serif" fo:font-size="9.75pt"/>
    </style:style>
    <style:style style:name="T7" style:family="text">
      <style:text-properties style:font-name="sans-serif" fo:font-size="9pt"/>
    </style:style>
    <style:style style:name="T8" style:family="text">
      <style:text-properties style:font-name="sans-serif" fo:font-size="12pt"/>
    </style:style>
    <style:style style:name="T9" style:family="text">
      <style:text-properties style:font-name="sans-serif" fo:font-size="14.25pt"/>
    </style:style>
    <style:style style:name="T10" style:family="text">
      <style:text-properties style:font-name="sans-serif" fo:font-size="8.25pt"/>
    </style:style>
    <style:style style:name="T11" style:family="text">
      <style:text-properties style:font-name="sans-serif" fo:font-size="24.75pt"/>
    </style:style>
    <style:style style:name="T12" style:family="text">
      <style:text-properties style:font-name="sans-serif" fo:font-size="24pt"/>
    </style:style>
    <style:style style:name="T13" style:family="text">
      <style:text-properties style:font-name="sans-serif" fo:font-size="19.5pt"/>
    </style:style>
    <style:style style:name="T14" style:family="text">
      <style:text-properties style:font-name="sans-serif" fo:font-size="17.25pt"/>
    </style:style>
    <style:style style:name="T15" style:family="text">
      <style:text-properties style:font-name="sans-serif" fo:font-size="18.75pt"/>
    </style:style>
    <style:style style:name="T16" style:family="text">
      <style:text-properties style:font-name="sans-serif" fo:font-size="10.5pt"/>
    </style:style>
    <style:style style:name="T17" style:family="text">
      <style:text-properties style:font-name="sans-serif" fo:font-size="27pt"/>
    </style:style>
    <style:style style:name="T18" style:family="text">
      <style:text-properties style:font-name="sans-serif" fo:font-size="18pt"/>
    </style:style>
    <style:style style:name="T19" style:family="text">
      <style:text-properties style:font-name="sans-serif" fo:font-size="16.5pt"/>
    </style:style>
    <style:style style:name="T20" style:family="text">
      <style:text-properties style:font-name="sans-serif" fo:font-size="15.75pt"/>
    </style:style>
    <style:style style:name="T21" style:family="text">
      <style:text-properties style:font-name="sans-serif" fo:font-size="23.25pt"/>
    </style:style>
    <style:style style:name="T22" style:family="text">
      <style:text-properties style:font-name="sans-serif" fo:font-size="26.25pt"/>
    </style:style>
    <style:style style:name="T23" style:family="text">
      <style:text-properties style:font-name="monospace" fo:font-size="8.25pt"/>
    </style:style>
    <style:style style:name="T24" style:family="text">
      <style:text-properties style:font-name="monospace" fo:font-size="15pt"/>
    </style:style>
    <style:style style:name="T25" style:family="text">
      <style:text-properties style:font-name="monospace" fo:font-size="9pt"/>
    </style:style>
    <style:style style:name="T26" style:family="text">
      <style:text-properties style:font-name="monospace" fo:font-size="14.25pt"/>
    </style:style>
    <style:style style:name="T27" style:family="text">
      <style:text-properties style:font-name="monospace" fo:font-size="18pt"/>
    </style:style>
    <style:style style:name="T28" style:family="text">
      <style:text-properties style:font-name="monospace" fo:font-size="16.5pt"/>
    </style:style>
    <style:style style:name="T29" style:family="text">
      <style:text-properties style:font-name="monospace" fo:font-size="9.75pt"/>
    </style:style>
    <style:style style:name="T30" style:family="text">
      <style:text-properties style:font-name="monospace" fo:font-size="10.5pt"/>
    </style:style>
    <style:style style:name="T31" style:family="text">
      <style:text-properties style:font-name="monospace" fo:font-size="18.75pt"/>
    </style:style>
    <style:style style:name="T32" style:family="text">
      <style:text-properties style:font-name="monospace" fo:font-size="15.75pt"/>
    </style:style>
    <style:style style:name="T33" style:family="text">
      <style:text-properties style:font-name="serif" fo:font-size="15pt"/>
    </style:style>
    <style:style style:name="T34" style:family="text">
      <style:text-properties style:font-name="serif" fo:font-size="18pt"/>
    </style:style>
    <style:style style:name="T35" style:family="text">
      <style:text-properties style:font-name="serif" fo:font-size="8.25pt"/>
    </style:style>
    <style:style style:name="T36" style:family="text">
      <style:text-properties style:font-name="serif" fo:font-size="9pt"/>
    </style:style>
    <style:style style:name="T37" style:family="text">
      <style:text-properties style:font-name="serif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I</text:span><text:span text:style-name="T3">- Définition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SUITES ARITHMETIQUES</text:span><text:line-break/><text:span text:style-name="T4">ET SUITES GEOMETRIQUES</text:span><text:line-break/><text:span text:style-name="T5">I.</text:span> <text:span text:style-name="T5">Suites arithmétiques</text:span><text:line-break/><text:span text:style-name="T5">1)</text:span> <text:span text:style-name="T5">Définition</text:span><text:line-break/><text:span text:style-name="T5">Exemple :</text:span><text:line-break/><text:span text:style-name="T5">Considérons une suite numérique (u</text:span><text:span text:style-name="T6">n</text:span> <text:span text:style-name="T5">) où la différence entre</text:span> <text:span text:style-name="T5">un terme et son</text:span><text:line-break/><text:span text:style-name="T5">précédent reste constante et égale à 5.</text:span><text:line-break/><text:span text:style-name="T5">Si le premier terme est égal à 3, les premiers termes successifs sont :</text:span><text:line-break/><text:span text:style-name="T5">u</text:span><text:span text:style-name="T6">0</text:span> <text:span text:style-name="T5">= 3,</text:span><text:line-break/><text:span text:style-name="T5">u</text:span><text:span text:style-name="T6">1</text:span> <text:span text:style-name="T5">= 8,</text:span><text:line-break/><text:span text:style-name="T5">u</text:span><text:span text:style-name="T6">2</text:span> <text:span text:style-name="T5">= 13,</text:span><text:line-break/><text:span text:style-name="T5">u</text:span><text:span text:style-name="T6">3</text:span> <text:span text:style-name="T5">= 18.</text:span><text:line-break/><text:span text:style-name="T5">Une telle suite est appelée une suite arithmétique de raison 5 et de premier terme 3.</text:span><text:line-break/><text:span text:style-name="T5">La suite est donc définie par :</text:span> <text:span text:style-name="T23">0</text:span><text:line-break/><text:span text:style-name="T23">1</text:span><text:line-break/><text:span text:style-name="T24">3</text:span><text:line-break/><text:span text:style-name="T24">5</text:span><text:span text:style-name="T23">n</text:span> <text:span text:style-name="T23">n</text:span><text:line-break/><text:span text:style-name="T24">u</text:span><text:line-break/><text:span text:style-name="T24">u</text:span> <text:span text:style-name="T24">u</text:span><text:span text:style-name="T23">+</text:span><text:line-break/><text:span text:style-name="T24">=</text:span>⎧<text:line-break/>⎨ <text:span text:style-name="T24">=</text:span> <text:span text:style-name="T24">+</text:span>⎩<text:line-break/><text:span text:style-name="T5">.</text:span><text:line-break/><text:span text:style-name="T5">Définition :</text:span> <text:span text:style-name="T5">Une suite (u</text:span><text:span text:style-name="T6">n</text:span> <text:span text:style-name="T5">) est une</text:span> <text:span text:style-name="T5">suite arithmétique</text:span> <text:span text:style-name="T5">s'il existe un nombre</text:span> <text:span text:style-name="T5">r</text:span> <text:span text:style-name="T5">tel que</text:span><text:line-break/><text:span text:style-name="T5">pour tout entier</text:span> <text:span text:style-name="T5">n, on a :</text:span> <text:span text:style-name="T25">1</text:span><text:span text:style-name="T7">n</text:span> <text:span text:style-name="T7">n</text:span><text:span text:style-name="T5">u</text:span> <text:span text:style-name="T5">u</text:span> <text:span text:style-name="T5">r</text:span><text:span text:style-name="T25">+</text:span> <text:span text:style-name="T24">=</text:span> <text:span text:style-name="T24">+</text:span> <text:span text:style-name="T5">.</text:span><text:line-break/><text:span text:style-name="T5">Le nombre</text:span> <text:span text:style-name="T5">r</text:span> <text:span text:style-name="T5">est appelé</text:span> <text:span text:style-name="T5">raison</text:span> <text:span text:style-name="T5">de la suite.</text:span><text:line-break/><text:span text:style-name="T5">Méthode :</text:span> <text:span text:style-name="T5">Démontrer si une suite</text:span> <text:span text:style-name="T5">est arithmétique</text:span><text:line-break/><text:span text:style-name="T5">Vidéo</text:span> <text:span text:style-name="T8">https://youtu.be/YCokWYcBBOk</text:span><text:line-break/><text:span text:style-name="T5">1) La suite</text:span> <text:span text:style-name="T5">(u</text:span><text:span text:style-name="T6">n</text:span> <text:span text:style-name="T5">)</text:span> <text:span text:style-name="T5">définie par :</text:span> <text:span text:style-name="T9">u</text:span><text:span text:style-name="T10">n</text:span> <text:span text:style-name="T26">=</text:span> <text:span text:style-name="T9">7</text:span> − <text:span text:style-name="T9">9n</text:span> <text:span text:style-name="T5">est-elle arithmétique ?</text:span><text:line-break/><text:soft-page-break/><text:span text:style-name="T5">2) La suite</text:span> <text:span text:style-name="T5">(v</text:span><text:span text:style-name="T6">n</text:span> <text:span text:style-name="T5">)</text:span> <text:span text:style-name="T5">définie par :</text:span> <text:span text:style-name="T9">v</text:span> <text:span text:style-name="T10">n</text:span> <text:span text:style-name="T26">=</text:span> <text:span text:style-name="T9">n</text:span> <text:span text:style-name="T10">2</text:span> <text:span text:style-name="T26">+</text:span> <text:span text:style-name="T9">3</text:span> <text:span text:style-name="T5">est-elle arithmétique ?</text:span><text:line-break/><text:span text:style-name="T5">1)</text:span> <text:span text:style-name="T5">u</text:span><text:span text:style-name="T10">n+1</text:span> − <text:span text:style-name="T5">u</text:span><text:span text:style-name="T10">n</text:span> <text:span text:style-name="T5">=</text:span> <text:span text:style-name="T5">7</text:span> − <text:span text:style-name="T5">9</text:span> <text:span text:style-name="T5">n</text:span> <text:span text:style-name="T5">+</text:span> <text:span text:style-name="T5">1</text:span><text:span text:style-name="T11">(</text:span> <text:span text:style-name="T11">)</text:span> − <text:span text:style-name="T5">7</text:span> <text:span text:style-name="T5">+</text:span> <text:span text:style-name="T5">9n</text:span> <text:span text:style-name="T5">=</text:span> <text:span text:style-name="T5">7</text:span> − <text:span text:style-name="T5">9n</text:span> − <text:span text:style-name="T5">9</text:span> − <text:span text:style-name="T5">7</text:span> <text:span text:style-name="T5">+</text:span> <text:span text:style-name="T5">9n</text:span> <text:span text:style-name="T5">=</text:span> −<text:span text:style-name="T5">9</text:span> <text:span text:style-name="T5">.</text:span><text:line-break/><text:span text:style-name="T5">La différence entre</text:span> <text:span text:style-name="T5">un terme et son précédent reste constante et égale à</text:span> <text:span text:style-name="T5">-9.</text:span><text:line-break/><text:span text:style-name="T5">(u</text:span><text:span text:style-name="T6">n</text:span> <text:span text:style-name="T5">)</text:span> <text:span text:style-name="T5">est une suite arithmétique de raison</text:span> <text:span text:style-name="T5">-9.</text:span><text:line-break/><text:span text:style-name="T5">2)</text:span> <text:span text:style-name="T9">v</text:span> <text:span text:style-name="T10">n+1</text:span> − <text:span text:style-name="T9">v</text:span> <text:span text:style-name="T10">n</text:span> <text:span text:style-name="T9">=</text:span> <text:span text:style-name="T9">n</text:span> <text:span text:style-name="T9">+</text:span> <text:span text:style-name="T9">1</text:span><text:span text:style-name="T12">(</text:span> <text:span text:style-name="T12">)</text:span> <text:span text:style-name="T10">2</text:span><text:line-break/><text:span text:style-name="T9">+</text:span> <text:span text:style-name="T9">3</text:span> − <text:span text:style-name="T9">n</text:span> <text:span text:style-name="T10">2</text:span> − <text:span text:style-name="T9">3</text:span> <text:span text:style-name="T9">=</text:span> <text:span text:style-name="T9">n</text:span> <text:span text:style-name="T10">2</text:span> <text:span text:style-name="T9">+</text:span> <text:span text:style-name="T9">2n</text:span> <text:span text:style-name="T9">+</text:span> <text:span text:style-name="T9">1</text:span> <text:span text:style-name="T9">+</text:span> <text:span text:style-name="T9">3</text:span> − <text:span text:style-name="T9">n</text:span> <text:span text:style-name="T10">2</text:span> − <text:span text:style-name="T9">3</text:span> <text:span text:style-name="T9">=</text:span> <text:span text:style-name="T9">2n</text:span> <text:span text:style-name="T9">+</text:span> <text:span text:style-name="T9">1</text:span> <text:span text:style-name="T5">.</text:span><text:line-break/><text:span text:style-name="T5">La différence entre</text:span> <text:span text:style-name="T5">un terme et son précédent ne reste pas constante.</text:span><text:line-break/><text:span text:style-name="T5">(v</text:span><text:span text:style-name="T6">n</text:span> <text:span text:style-name="T5">)</text:span> <text:span text:style-name="T5">n'est pas une suite arithmétique.</text:span><text:line-break/><text:span text:style-name="T5">Vidéo</text:span> <text:span text:style-name="T8">https://youtu.be/6O0KhPMHvB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3">Yvan Monka</text:span> – <text:span text:style-name="T33">Académie de Strasbourg</text:span> – <text:span text:style-name="T33">www.maths-et-tiques.fr</text:span><text:line-break/><text:span text:style-name="T33">2</text:span><text:line-break/><text:span text:style-name="T5">Propriété :</text:span> <text:span text:style-name="T5">(u</text:span><text:span text:style-name="T6">n</text:span> <text:span text:style-name="T5">) est une suite arithmétique de raison</text:span> <text:span text:style-name="T5">r</text:span> <text:span text:style-name="T5">et</text:span> <text:span text:style-name="T5">de premier terme</text:span> <text:span text:style-name="T5">u</text:span><text:span text:style-name="T6">0</text:span> <text:span text:style-name="T5">.</text:span><text:line-break/><text:span text:style-name="T5">Pour tout entier naturel</text:span> <text:span text:style-name="T5">n, on a :</text:span> <text:span text:style-name="T9">u</text:span><text:span text:style-name="T10">n</text:span> <text:span text:style-name="T26">=</text:span> <text:span text:style-name="T9">u</text:span><text:span text:style-name="T10">0</text:span> <text:span text:style-name="T26">+</text:span> <text:span text:style-name="T9">nr</text:span> <text:span text:style-name="T5">.</text:span><text:line-break/><text:span text:style-name="T5">Démonstration :</text:span><text:line-break/><text:span text:style-name="T5">La</text:span> <text:span text:style-name="T5">suite arithmétique (u</text:span><text:span text:style-name="T6">n</text:span> <text:span text:style-name="T5">) de raison</text:span> <text:span text:style-name="T5">r</text:span> <text:span text:style-name="T5">et de premier terme</text:span> <text:span text:style-name="T5">u</text:span><text:span text:style-name="T6">0</text:span> <text:span text:style-name="T5">vérifie la relation</text:span><text:line-break/><text:span text:style-name="T9">u</text:span><text:span text:style-name="T10">n</text:span><text:span text:style-name="T23">+</text:span><text:span text:style-name="T10">1</text:span> <text:span text:style-name="T26">=</text:span> <text:span text:style-name="T9">u</text:span><text:span text:style-name="T10">n</text:span> <text:span text:style-name="T26">+</text:span> <text:span text:style-name="T9">r</text:span> <text:span text:style-name="T5">.</text:span><text:line-break/><text:span text:style-name="T5">En calculant les premiers termes :</text:span><text:line-break/><text:span text:style-name="T9">u</text:span><text:span text:style-name="T10">1</text:span> <text:span text:style-name="T26">=</text:span> <text:span text:style-name="T9">u</text:span><text:span text:style-name="T10">0</text:span> <text:span text:style-name="T26">+</text:span> <text:span text:style-name="T9">r</text:span><text:line-break/><text:span text:style-name="T5">u</text:span><text:span text:style-name="T10">2</text:span> <text:span text:style-name="T5">=</text:span> <text:span text:style-name="T5">u</text:span><text:span text:style-name="T10">1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r</text:span><text:span text:style-name="T11">(</text:span> <text:span text:style-name="T11">)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2r</text:span><text:line-break/><text:span text:style-name="T5">u</text:span><text:span text:style-name="T10">3</text:span> <text:span text:style-name="T5">=</text:span> <text:span text:style-name="T5">u</text:span><text:span text:style-name="T10">2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2r</text:span><text:span text:style-name="T11">(</text:span> <text:span text:style-name="T11">)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3r</text:span><text:line-break/><text:span text:style-name="T5">...</text:span><text:line-break/><text:span text:style-name="T5">u</text:span><text:span text:style-name="T10">n</text:span> <text:span text:style-name="T5">=</text:span> <text:span text:style-name="T5">u</text:span><text:span text:style-name="T10">n</text:span>−<text:span text:style-name="T10">1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(n</text:span> − <text:span text:style-name="T5">1)r</text:span><text:span text:style-name="T11">(</text:span> <text:span text:style-name="T11">)</text:span> <text:span text:style-name="T5">+</text:span> <text:span text:style-name="T5">r</text:span> <text:span text:style-name="T5">=</text:span> <text:span text:style-name="T5">u</text:span><text:span text:style-name="T10">0</text:span> <text:span text:style-name="T5">+</text:span> <text:span text:style-name="T5">nr</text:span> <text:span text:style-name="T5">.</text:span><text:line-break/><text:span text:style-name="T5">Méthode :</text:span> <text:span text:style-name="T5">Déterminer la raison et le premier terme d'une suite arithmétique</text:span><text:line-break/><text:span text:style-name="T5">Vidéo</text:span> <text:span text:style-name="T8">https://youtu.be/iEuoMgBblz4</text:span><text:line-break/><text:span text:style-name="T5">Considérons</text:span> <text:span text:style-name="T5">la</text:span> <text:span text:style-name="T5">suite</text:span> <text:span text:style-name="T5">arithmétique (u</text:span><text:span text:style-name="T6">n</text:span> <text:span text:style-name="T5">)</text:span> <text:span text:style-name="T5">tel que</text:span> <text:span text:style-name="T9">u</text:span><text:span text:style-name="T10">5</text:span> <text:span text:style-name="T26">=</text:span> <text:span text:style-name="T9">7</text:span> <text:span text:style-name="T5">et</text:span> <text:span text:style-name="T9">u</text:span><text:span text:style-name="T10">9</text:span> <text:span text:style-name="T26">=</text:span> <text:span text:style-name="T9">19</text:span> <text:span text:style-name="T5">.</text:span><text:line-break/><text:span text:style-name="T5">1)</text:span> <text:span text:style-name="T5">Déterminer la raison et le premier terme</text:span> <text:span text:style-name="T5">de la suite</text:span> <text:span text:style-name="T5">(u</text:span><text:span text:style-name="T6">n</text:span> <text:span text:style-name="T5">).</text:span><text:line-break/><text:soft-page-break/><text:span text:style-name="T5">2) Exprimer</text:span> <text:span text:style-name="T5">u</text:span><text:span text:style-name="T6">n</text:span> <text:span text:style-name="T5">en fonction de</text:span> <text:span text:style-name="T5">n.</text:span><text:line-break/><text:span text:style-name="T5">1) Les termes de la suite sont de la forme</text:span> <text:span text:style-name="T9">u</text:span><text:span text:style-name="T10">n</text:span> <text:span text:style-name="T26">=</text:span> <text:span text:style-name="T9">u</text:span><text:span text:style-name="T10">0</text:span> <text:span text:style-name="T26">+</text:span> <text:span text:style-name="T9">nr</text:span><text:line-break/><text:span text:style-name="T5">Ainsi</text:span> <text:span text:style-name="T25">5</text:span> <text:span text:style-name="T25">0</text:span> <text:span text:style-name="T24">5</text:span> <text:span text:style-name="T24">7</text:span><text:span text:style-name="T5">u</text:span> <text:span text:style-name="T5">u</text:span> <text:span text:style-name="T5">r</text:span><text:span text:style-name="T24">=</text:span> <text:span text:style-name="T24">+</text:span> <text:span text:style-name="T24">=</text:span> <text:span text:style-name="T5">et</text:span><text:line-break/><text:span text:style-name="T25">9</text:span> <text:span text:style-name="T25">0</text:span> <text:span text:style-name="T24">9</text:span> <text:span text:style-name="T24">19</text:span><text:span text:style-name="T5">u</text:span> <text:span text:style-name="T5">u</text:span> <text:span text:style-name="T5">r</text:span><text:span text:style-name="T24">=</text:span> <text:span text:style-name="T24">+</text:span> <text:span text:style-name="T24">=</text:span> <text:span text:style-name="T5">.</text:span><text:line-break/><text:span text:style-name="T5">On soustrayant membre à membre, on obtient :</text:span> <text:span text:style-name="T5">5r</text:span> − <text:span text:style-name="T5">9r</text:span> <text:span text:style-name="T24">=</text:span> <text:span text:style-name="T5">7</text:span> − <text:span text:style-name="T5">19</text:span> <text:span text:style-name="T5">donc</text:span> <text:span text:style-name="T5">r</text:span> <text:span text:style-name="T24">=</text:span> <text:span text:style-name="T5">3</text:span> <text:span text:style-name="T5">.</text:span><text:line-break/><text:span text:style-name="T5">Comme</text:span> <text:span text:style-name="T9">u</text:span><text:span text:style-name="T10">0</text:span> <text:span text:style-name="T26">+</text:span> <text:span text:style-name="T9">5r</text:span> <text:span text:style-name="T26">=</text:span> <text:span text:style-name="T9">7</text:span> <text:span text:style-name="T5">, on a :</text:span> <text:span text:style-name="T9">u</text:span><text:span text:style-name="T10">0</text:span> <text:span text:style-name="T26">+</text:span> <text:span text:style-name="T9">5</text:span> <text:span text:style-name="T26">×</text:span> <text:span text:style-name="T9">3</text:span> <text:span text:style-name="T26">=</text:span> <text:span text:style-name="T9">7</text:span> <text:span text:style-name="T5">et donc :</text:span> <text:span text:style-name="T9">u</text:span><text:span text:style-name="T10">0</text:span> <text:span text:style-name="T26">=</text:span> −<text:span text:style-name="T9">8</text:span> <text:span text:style-name="T5">.</text:span><text:line-break/><text:span text:style-name="T5">2)</text:span> <text:span text:style-name="T25">0</text:span><text:span text:style-name="T7">n</text:span><text:span text:style-name="T5">u</text:span> <text:span text:style-name="T5">u</text:span> <text:span text:style-name="T5">nr</text:span><text:span text:style-name="T24">=</text:span> <text:span text:style-name="T24">+</text:span> <text:span text:style-name="T5">soit</text:span> <text:span text:style-name="T24">8</text:span> <text:span text:style-name="T24">3</text:span><text:span text:style-name="T25">n</text:span><text:span text:style-name="T24">u</text:span> <text:span text:style-name="T24">n=</text:span> − <text:span text:style-name="T24">+</text:span> <text:span text:style-name="T24">×</text:span> <text:span text:style-name="T5">ou encore</text:span> <text:span text:style-name="T24">3</text:span> <text:span text:style-name="T24">8</text:span><text:span text:style-name="T25">n</text:span><text:span text:style-name="T24">u</text:span> <text:span text:style-name="T24">n=</text:span> −<text:line-break/><text:span text:style-name="T5">2)</text:span> <text:span text:style-name="T5">Variations</text:span><text:line-break/><text:span text:style-name="T5">Propriété :</text:span> <text:span text:style-name="T5">(u</text:span><text:span text:style-name="T6">n</text:span> <text:span text:style-name="T5">) est une suite arithmétique de raison</text:span> <text:span text:style-name="T5">r.</text:span><text:line-break/><text:span text:style-name="T5">-</text:span> <text:span text:style-name="T5">Si</text:span> <text:span text:style-name="T5">r</text:span> <text:span text:style-name="T5">&gt; 0 alors la suite</text:span> <text:span text:style-name="T5">(u</text:span><text:span text:style-name="T6">n</text:span> <text:span text:style-name="T5">)</text:span> <text:span text:style-name="T5">est croissante.</text:span><text:line-break/><text:span text:style-name="T5">-</text:span> <text:span text:style-name="T5">Si</text:span> <text:span text:style-name="T5">r</text:span> <text:span text:style-name="T5">&lt; 0 alors la suite</text:span> <text:span text:style-name="T5">(u</text:span><text:span text:style-name="T6">n</text:span> <text:span text:style-name="T5">)</text:span> <text:span text:style-name="T5">est décroissante.</text:span><text:line-break/><text:span text:style-name="T5">Démonstration :</text:span> 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=</text:span> <text:span text:style-name="T9">u</text:span><text:span text:style-name="T10">n</text:span> <text:span text:style-name="T26">+</text:span> <text:span text:style-name="T9">r</text:span> − <text:span text:style-name="T9">u</text:span><text:span text:style-name="T10">n</text:span> <text:span text:style-name="T26">=</text:span> <text:span text:style-name="T9">r</text:span> <text:span text:style-name="T5">.</text:span><text:line-break/><text:span text:style-name="T5">-</text:span> <text:span text:style-name="T5">Si</text:span> <text:span text:style-name="T5">r</text:span> <text:span text:style-name="T5">&gt; 0 alors</text:span> 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&gt;</text:span> <text:span text:style-name="T9">0</text:span> <text:span text:style-name="T5">et</text:span> <text:span text:style-name="T5">la suite (u</text:span><text:span text:style-name="T6">n</text:span> <text:span text:style-name="T5">) est croissante.</text:span><text:line-break/><text:span text:style-name="T5">-</text:span> <text:span text:style-name="T5">Si</text:span> <text:span text:style-name="T5">r</text:span> <text:span text:style-name="T5">&lt; 0 alors</text:span> 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&lt;</text:span> <text:span text:style-name="T9">0</text:span> <text:span text:style-name="T5">et</text:span> <text:span text:style-name="T5">la suite (u</text:span><text:span text:style-name="T6">n</text:span> <text:span text:style-name="T5">) est décroissante.</text:span><text:line-break/><text:span text:style-name="T5">Exemple :</text:span><text:line-break/><text:span text:style-name="T5">Vidéo</text:span> <text:span text:style-name="T8">https://youtu.be/R3sHNwOb02M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3</text:span><text:line-break/><text:span text:style-name="T5">La suite arithmétique (u</text:span><text:span text:style-name="T6">n</text:span> <text:span text:style-name="T5">) définie par</text:span> <text:span text:style-name="T9">u</text:span><text:span text:style-name="T10">n</text:span> <text:span text:style-name="T26">=</text:span> <text:span text:style-name="T9">5</text:span> − <text:span text:style-name="T9">4n</text:span> <text:span text:style-name="T5">est décroissante car de raison</text:span><text:line-break/><text:span text:style-name="T5">négative et</text:span> <text:span text:style-name="T5">égale à</text:span> <text:span text:style-name="T5">-4.</text:span><text:line-break/><text:span text:style-name="T5">3)</text:span> <text:span text:style-name="T5">Représentation graphique</text:span><text:line-break/><text:span text:style-name="T5">Les points de la représentation graphique d'une suite arithmétique sont alignés.</text:span><text:line-break/><text:span text:style-name="T5">Exemple :</text:span><text:line-break/><text:span text:style-name="T5">On a représenté ci-dessous la suite de raison</text:span> <text:span text:style-name="T5">-0,5 et de premier terme 4.</text:span><text:line-break/><text:span text:style-name="T13">RÉSUMÉ</text:span> <text:span text:style-name="T5">(</text:span> <text:span text:style-name="T14">u</text:span> <text:span text:style-name="T6">n</text:span> <text:span text:style-name="T5">) une</text:span> <text:span text:style-name="T5">suite arithmétique</text:span><text:line-break/><text:span text:style-name="T5">-</text:span> <text:span text:style-name="T5">de</text:span> <text:span text:style-name="T5">raison</text:span> <text:span text:style-name="T14">r</text:span><text:line-break/><text:span text:style-name="T5">-</text:span> <text:span text:style-name="T5">de premier terme</text:span> <text:span text:style-name="T14">u</text:span> <text:span text:style-name="T6">0</text:span> <text:span text:style-name="T5">.</text:span><text:line-break/><text:span text:style-name="T5">Exemple</text:span> <text:span text:style-name="T5">:</text:span><text:line-break/><text:span text:style-name="T27">r</text:span> <text:span text:style-name="T27">=</text:span> − <text:span text:style-name="T34">0,5</text:span> <text:span text:style-name="T5">et</text:span> <text:span text:style-name="T28">u</text:span> <text:span text:style-name="T29">0</text:span> <text:span text:style-name="T28">=</text:span> <text:span text:style-name="T28">4</text:span><text:line-break/><text:span text:style-name="T5">Définition</text:span> <text:span text:style-name="T15">u</text:span><text:span text:style-name="T16">n</text:span><text:span text:style-name="T30">+</text:span><text:span text:style-name="T16">1</text:span> <text:span text:style-name="T31">=</text:span> <text:span text:style-name="T15">u</text:span><text:span text:style-name="T16">n</text:span> <text:span text:style-name="T31">+</text:span> <text:span text:style-name="T15">r</text:span> <text:span text:style-name="T15">u</text:span><text:span text:style-name="T16">n</text:span><text:span text:style-name="T30">+</text:span><text:span text:style-name="T16">1</text:span> <text:span text:style-name="T31">=</text:span> <text:span text:style-name="T15">u</text:span><text:span text:style-name="T16">n</text:span> − <text:span text:style-name="T15">0,5</text:span><text:line-break/><text:span text:style-name="T5">La différence entre un terme et son</text:span><text:line-break/><text:span text:style-name="T5">précédent est égale à</text:span> <text:span text:style-name="T5">-0,5.</text:span><text:line-break/><text:span text:style-name="T5">Propriété</text:span> <text:span text:style-name="T15">u</text:span><text:span text:style-name="T16">n</text:span> <text:span text:style-name="T31">=</text:span> <text:span text:style-name="T15">u</text:span><text:span text:style-name="T16">0</text:span> <text:span text:style-name="T31">+</text:span> <text:span text:style-name="T15">nr</text:span> <text:span text:style-name="T15">u</text:span><text:span text:style-name="T16">n</text:span> <text:span text:style-name="T31">=</text:span> <text:span text:style-name="T15">4</text:span> − <text:span text:style-name="T15">0,5n</text:span><text:line-break/><text:span text:style-name="T5">Variations</text:span> <text:span text:style-name="T5">Si</text:span> <text:span text:style-name="T14">r</text:span> <text:span text:style-name="T5">&gt; 0</text:span> <text:span text:style-name="T5">: (</text:span> <text:span text:style-name="T14">u</text:span> <text:span text:style-name="T6">n</text:span> <text:span text:style-name="T5">) est croissante.</text:span><text:line-break/><text:span text:style-name="T5">Si</text:span> <text:span text:style-name="T14">r</text:span> <text:span text:style-name="T5">&lt; 0</text:span> <text:span text:style-name="T5">: (</text:span> <text:span text:style-name="T14">u</text:span> <text:span text:style-name="T6">n</text:span> <text:span text:style-name="T5">) est décroissante.</text:span><text:line-break/><text:soft-page-break/><text:span text:style-name="T27">r</text:span> <text:span text:style-name="T27">=</text:span> − <text:span text:style-name="T34">0,5</text:span> <text:span text:style-name="T27">&lt;</text:span> <text:span text:style-name="T34">0</text:span><text:line-break/><text:span text:style-name="T5">La suite (</text:span><text:span text:style-name="T14">u</text:span> <text:span text:style-name="T6">n</text:span> <text:span text:style-name="T5">) est décroissante.</text:span><text:line-break/><text:span text:style-name="T5">Représentation</text:span><text:line-break/><text:span text:style-name="T5">graphique</text:span><text:line-break/><text:span text:style-name="T5">Remarque</text:span> <text:span text:style-name="T5">:</text:span><text:line-break/><text:span text:style-name="T5">Les points de la représentation</text:span><text:line-break/><text:span text:style-name="T5">graphique sont alignés.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4</text:span><text:line-break/><text:span text:style-name="T5">II.</text:span> <text:span text:style-name="T5">Suites géométriques</text:span><text:line-break/><text:span text:style-name="T5">1)</text:span> <text:span text:style-name="T5">Définition</text:span><text:line-break/><text:span text:style-name="T5">Exemple :</text:span><text:line-break/><text:span text:style-name="T5">Considérons une suite numérique (u</text:span><text:span text:style-name="T6">n</text:span> <text:span text:style-name="T5">) où</text:span> <text:span text:style-name="T5">le rapport</text:span> <text:span text:style-name="T5">entre</text:span> <text:span text:style-name="T5">un terme et son précédent</text:span><text:line-break/><text:span text:style-name="T5">reste constant et égale à 2.</text:span><text:line-break/><text:span text:style-name="T5">Si le premier terme est égal à 5, les premiers termes successifs sont :</text:span><text:line-break/><text:span text:style-name="T5">u</text:span><text:span text:style-name="T6">0</text:span> <text:span text:style-name="T5">= 5,</text:span><text:line-break/><text:span text:style-name="T5">u</text:span><text:span text:style-name="T6">1</text:span> <text:span text:style-name="T5">= 10,</text:span><text:line-break/><text:span text:style-name="T5">u</text:span><text:span text:style-name="T6">2</text:span> <text:span text:style-name="T5">= 20,</text:span><text:line-break/><text:span text:style-name="T5">u</text:span><text:span text:style-name="T6">3</text:span> <text:span text:style-name="T5">= 40.</text:span><text:line-break/><text:span text:style-name="T5">Une telle suite est appelée une suite géométrique de raison 2 et de premier terme 5.</text:span><text:line-break/><text:span text:style-name="T5">La suite est donc définie par :</text:span> <text:span text:style-name="T5">u</text:span><text:span text:style-name="T10">0</text:span> <text:span text:style-name="T24">=</text:span> <text:span text:style-name="T5">5</text:span><text:line-break/><text:span text:style-name="T5">u</text:span><text:span text:style-name="T10">n</text:span><text:span text:style-name="T23">+</text:span><text:span text:style-name="T10">1</text:span> <text:span text:style-name="T24">=</text:span> <text:span text:style-name="T5">2u</text:span><text:span text:style-name="T10">n</text:span><text:line-break/>⎧<text:line-break/>⎨<text:line-break/>⎪<text:line-break/>⎩⎪<text:line-break/><text:span text:style-name="T5">Vidéo</text:span> <text:span text:style-name="T8">https://youtu.be/WTmdtbQpa0c</text:span><text:line-break/><text:span text:style-name="T5">Définition :</text:span> <text:span text:style-name="T5">Une suite (u</text:span><text:span text:style-name="T6">n</text:span> <text:span text:style-name="T5">) est une</text:span> <text:span text:style-name="T5">suite</text:span> <text:span text:style-name="T5">géométrique</text:span> <text:span text:style-name="T5">s'il existe un nombre</text:span> <text:span text:style-name="T5">q</text:span> <text:span text:style-name="T5">tel que</text:span><text:line-break/><text:span text:style-name="T5">pour tout entier</text:span> <text:span text:style-name="T5">n, on a :</text:span> <text:span text:style-name="T9">u</text:span><text:span text:style-name="T10">n</text:span><text:span text:style-name="T23">+</text:span><text:span text:style-name="T10">1</text:span> <text:span text:style-name="T26">=</text:span> <text:span text:style-name="T9">q</text:span> <text:span text:style-name="T26">×</text:span> <text:span text:style-name="T9">u</text:span><text:span text:style-name="T10">n</text:span> <text:span text:style-name="T5">.</text:span><text:line-break/><text:span text:style-name="T5">Le nombre</text:span> <text:span text:style-name="T5">q</text:span> <text:span text:style-name="T5">est appelé</text:span> <text:span text:style-name="T5">raison</text:span> <text:span text:style-name="T5">de la suite.</text:span><text:line-break/><text:span text:style-name="T5">Méthode :</text:span> <text:span text:style-name="T5">Démontrer si une suite est géométrique</text:span><text:line-break/><text:span text:style-name="T5">Vidéo</text:span> <text:span text:style-name="T8">https://youtu.be/YPbEHxuMaeQ</text:span><text:line-break/><text:span text:style-name="T5">La suite</text:span> <text:span text:style-name="T5">(u</text:span><text:span text:style-name="T6">n</text:span> <text:span text:style-name="T5">)</text:span> <text:span text:style-name="T5">définie par :</text:span> <text:span text:style-name="T9">u</text:span><text:span text:style-name="T10">n</text:span> <text:span text:style-name="T26">=</text:span> <text:span text:style-name="T9">3</text:span><text:span text:style-name="T26">×</text:span> <text:span text:style-name="T9">5</text:span><text:span text:style-name="T10">n</text:span> <text:span text:style-name="T5">est-elle géométrique ?</text:span><text:line-break/><text:span text:style-name="T9">u</text:span><text:span text:style-name="T10">n</text:span><text:span text:style-name="T23">+</text:span><text:span text:style-name="T10">1</text:span><text:line-break/><text:span text:style-name="T9">u</text:span><text:span text:style-name="T10">n</text:span><text:line-break/><text:span text:style-name="T26">=</text:span> <text:span text:style-name="T9">3</text:span><text:span text:style-name="T26">×</text:span> <text:span text:style-name="T9">5</text:span><text:span text:style-name="T10">n</text:span><text:span text:style-name="T23">+</text:span><text:span text:style-name="T10">1</text:span><text:line-break/><text:span text:style-name="T9">3</text:span><text:span text:style-name="T26">×</text:span> <text:span text:style-name="T9">5</text:span><text:span text:style-name="T10">n</text:span> <text:span text:style-name="T26">=</text:span> <text:span text:style-name="T9">5</text:span><text:span text:style-name="T10">n</text:span><text:span text:style-name="T23">+</text:span><text:span text:style-name="T10">1</text:span><text:line-break/><text:span text:style-name="T9">5</text:span><text:span text:style-name="T10">n</text:span> <text:span text:style-name="T26">=</text:span> <text:span text:style-name="T9">5</text:span><text:span text:style-name="T10">n</text:span><text:span text:style-name="T23">+</text:span><text:span text:style-name="T10">1</text:span>−<text:span text:style-name="T10">n</text:span> <text:span text:style-name="T26">=</text:span> <text:span text:style-name="T9">5</text:span> <text:span text:style-name="T5">.</text:span><text:line-break/><text:span text:style-name="T5">Le</text:span> <text:span text:style-name="T5">rapport</text:span> <text:span text:style-name="T5">entre</text:span> <text:span text:style-name="T5">un terme et son précédent reste constant</text:span> <text:span text:style-name="T5">et égale à 5.</text:span><text:line-break/><text:soft-page-break/><text:span text:style-name="T5">(u</text:span><text:span text:style-name="T6">n</text:span> <text:span text:style-name="T5">)</text:span> <text:span text:style-name="T5">est une suite géométrique de raison 5 et de premier terme</text:span> <text:span text:style-name="T9">u</text:span><text:span text:style-name="T10">0</text:span> <text:span text:style-name="T26">=</text:span> <text:span text:style-name="T9">3</text:span><text:span text:style-name="T26">×</text:span> <text:span text:style-name="T9">5</text:span><text:span text:style-name="T10">0</text:span> <text:span text:style-name="T26">=</text:span> <text:span text:style-name="T9">3</text:span> <text:span text:style-name="T5">.</text:span><text:line-break/><text:span text:style-name="T5">Exemple</text:span> <text:span text:style-name="T5">concret</text:span> <text:span text:style-name="T5">:</text:span><text:line-break/><text:span text:style-name="T5">On place un capital de 500</text:span>€ <text:span text:style-name="T5">sur un compte dont les intérêts annuels s'élèvent</text:span> <text:span text:style-name="T5">à 4%.</text:span><text:line-break/><text:span text:style-name="T5">Chaque année, le capital est multiplié par 1,04.</text:span><text:line-break/><text:span text:style-name="T5">Ce capital suit une progression géométrique de raison 1,04.</text:span><text:line-break/><text:span text:style-name="T5">On a ainsi</text:span> <text:span text:style-name="T5">:</text:span><text:line-break/><text:span text:style-name="T24">u</text:span><text:span text:style-name="T35">1</text:span> <text:span text:style-name="T24">=</text:span> <text:span text:style-name="T33">1,04</text:span> <text:span text:style-name="T24">×</text:span> <text:span text:style-name="T33">500</text:span> <text:span text:style-name="T24">=</text:span> <text:span text:style-name="T33">520</text:span> <text:span text:style-name="T24">u</text:span> <text:span text:style-name="T35">2</text:span> <text:span text:style-name="T24">=</text:span> <text:span text:style-name="T33">1,04</text:span> <text:span text:style-name="T24">×</text:span> <text:span text:style-name="T33">520</text:span> <text:span text:style-name="T24">=</text:span> <text:span text:style-name="T33">540,80</text:span> <text:span text:style-name="T24">u</text:span> <text:span text:style-name="T35">3</text:span> <text:span text:style-name="T24">=</text:span> <text:span text:style-name="T33">1,04</text:span> <text:span text:style-name="T24">×</text:span> <text:span text:style-name="T33">540,80</text:span> <text:span text:style-name="T24">=</text:span> <text:span text:style-name="T33">562,</text:span> <text:span text:style-name="T33">432</text:span><text:line-break/><text:span text:style-name="T5">De manière générale</text:span> <text:span text:style-name="T5">:</text:span> <text:span text:style-name="T24">u</text:span> <text:span text:style-name="T23">n+</text:span><text:span text:style-name="T35">1</text:span> <text:span text:style-name="T24">=</text:span> <text:span text:style-name="T33">1,04</text:span> <text:span text:style-name="T24">×</text:span> <text:span text:style-name="T24">u</text:span> <text:span text:style-name="T23">n</text:span> <text:span text:style-name="T5">avec</text:span> <text:span text:style-name="T24">u</text:span> <text:span text:style-name="T23">0</text:span> <text:span text:style-name="T24">=</text:span> <text:span text:style-name="T24">500</text:span><text:line-break/><text:span text:style-name="T5">On peut également exprimer</text:span> <text:span text:style-name="T5">u</text:span><text:span text:style-name="T6">n</text:span> <text:span text:style-name="T5">en fonction de</text:span> <text:span text:style-name="T5">n</text:span> <text:span text:style-name="T5">:</text:span> <text:span text:style-name="T24">u</text:span> <text:span text:style-name="T23">n</text:span> <text:span text:style-name="T24">=</text:span> <text:span text:style-name="T33">500</text:span> <text:span text:style-name="T24">×</text:span> <text:span text:style-name="T33">1,04</text:span> <text:span text:style-name="T23">n</text:span><text:line-break/><text:span text:style-name="T5">Propriété :</text:span> <text:span text:style-name="T5">(u</text:span><text:span text:style-name="T6">n</text:span> <text:span text:style-name="T5">) est une suite</text:span> <text:span text:style-name="T5">géométrique de raison</text:span> <text:span text:style-name="T5">q</text:span> <text:span text:style-name="T5">et</text:span> <text:span text:style-name="T5">de premier terme</text:span> <text:span text:style-name="T5">u</text:span><text:span text:style-name="T6">0</text:span> <text:span text:style-name="T5">.</text:span><text:line-break/><text:span text:style-name="T5">Pour tout entier naturel</text:span> <text:span text:style-name="T5">n, on a :</text:span> <text:span text:style-name="T9">u</text:span><text:span text:style-name="T10">n</text:span> <text:span text:style-name="T26">=</text:span> <text:span text:style-name="T9">u</text:span><text:span text:style-name="T10">0</text:span> <text:span text:style-name="T26">×</text:span> <text:span text:style-name="T9">q</text:span> <text:span text:style-name="T10">n</text:span> <text:span text:style-name="T5">.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5</text:span><text:line-break/><text:span text:style-name="T5">Démonstration :</text:span><text:line-break/><text:span text:style-name="T5">La</text:span> <text:span text:style-name="T5">suite</text:span> <text:span text:style-name="T5">géométrique (u</text:span><text:span text:style-name="T6">n</text:span> <text:span text:style-name="T5">) de raison</text:span> <text:span text:style-name="T5">q</text:span> <text:span text:style-name="T5">et de premier terme</text:span> <text:span text:style-name="T5">u</text:span><text:span text:style-name="T6">0</text:span> <text:span text:style-name="T5">vérifie la relation</text:span><text:line-break/><text:span text:style-name="T9">u</text:span><text:span text:style-name="T10">n</text:span><text:span text:style-name="T23">+</text:span><text:span text:style-name="T10">1</text:span> <text:span text:style-name="T26">=</text:span> <text:span text:style-name="T9">q</text:span> <text:span text:style-name="T26">×</text:span> <text:span text:style-name="T9">u</text:span><text:span text:style-name="T10">n</text:span> <text:span text:style-name="T5">.</text:span><text:line-break/><text:span text:style-name="T5">En calculant les premiers termes :</text:span><text:line-break/><text:span text:style-name="T9">u</text:span><text:span text:style-name="T10">1</text:span> <text:span text:style-name="T26">=</text:span> <text:span text:style-name="T9">q</text:span> <text:span text:style-name="T26">×</text:span> <text:span text:style-name="T9">u</text:span><text:span text:style-name="T10">0</text:span><text:line-break/><text:span text:style-name="T5">u</text:span><text:span text:style-name="T10">2</text:span> <text:span text:style-name="T5">=</text:span> <text:span text:style-name="T5">q</text:span> <text:span text:style-name="T24">×</text:span> <text:span text:style-name="T5">u</text:span><text:span text:style-name="T10">1</text:span> <text:span text:style-name="T5">=</text:span> <text:span text:style-name="T5">q</text:span> <text:span text:style-name="T24">×</text:span> <text:span text:style-name="T5">q</text:span> <text:span text:style-name="T24">×</text:span> <text:span text:style-name="T5">u</text:span><text:span text:style-name="T10">0</text:span><text:span text:style-name="T11">(</text:span> <text:span text:style-name="T11">)</text:span> <text:span text:style-name="T5">=</text:span> <text:span text:style-name="T5">q</text:span> <text:span text:style-name="T10">2</text:span> <text:span text:style-name="T24">×</text:span> <text:span text:style-name="T5">u</text:span><text:span text:style-name="T10">0</text:span><text:line-break/><text:span text:style-name="T5">u</text:span><text:span text:style-name="T10">3</text:span> <text:span text:style-name="T5">=</text:span> <text:span text:style-name="T5">q</text:span> <text:span text:style-name="T24">×</text:span> <text:span text:style-name="T5">u</text:span><text:span text:style-name="T10">2</text:span> <text:span text:style-name="T5">=</text:span> <text:span text:style-name="T5">q</text:span> <text:span text:style-name="T24">×</text:span> <text:span text:style-name="T5">q</text:span> <text:span text:style-name="T10">2</text:span> <text:span text:style-name="T24">×</text:span> <text:span text:style-name="T5">u</text:span><text:span text:style-name="T10">0</text:span><text:span text:style-name="T17">(</text:span> <text:span text:style-name="T17">)</text:span> <text:span text:style-name="T5">=</text:span> <text:span text:style-name="T5">q</text:span> <text:span text:style-name="T10">3</text:span> <text:span text:style-name="T24">×</text:span> <text:span text:style-name="T5">u</text:span><text:span text:style-name="T10">0</text:span><text:line-break/><text:span text:style-name="T5">...</text:span><text:line-break/><text:span text:style-name="T5">u</text:span><text:span text:style-name="T10">n</text:span> <text:span text:style-name="T5">=</text:span> <text:span text:style-name="T5">q</text:span> <text:span text:style-name="T24">×</text:span> <text:span text:style-name="T5">u</text:span><text:span text:style-name="T10">n</text:span>−<text:span text:style-name="T10">1</text:span> <text:span text:style-name="T5">=</text:span> <text:span text:style-name="T5">q</text:span> <text:span text:style-name="T24">×</text:span> <text:span text:style-name="T5">q</text:span> <text:span text:style-name="T10">n</text:span>−<text:span text:style-name="T10">1</text:span><text:line-break/><text:span text:style-name="T5">u</text:span><text:span text:style-name="T10">0</text:span><text:span text:style-name="T17">(</text:span> <text:span text:style-name="T17">)</text:span> <text:span text:style-name="T5">=</text:span> <text:span text:style-name="T5">q</text:span> <text:span text:style-name="T10">n</text:span> <text:span text:style-name="T24">×</text:span> <text:span text:style-name="T5">u</text:span><text:span text:style-name="T10">0</text:span> <text:span text:style-name="T5">.</text:span><text:line-break/><text:span text:style-name="T5">Méthode :</text:span> <text:span text:style-name="T5">Déterminer la raison et le premier terme d'une suite géométrique</text:span><text:line-break/><text:span text:style-name="T5">Vidéo</text:span> <text:span text:style-name="T8">https://youtu.be/wUfleWpRr10</text:span><text:line-break/><text:span text:style-name="T5">Considérons</text:span> <text:span text:style-name="T5">la</text:span> <text:span text:style-name="T5">suite</text:span> <text:span text:style-name="T5">géométrique (u</text:span><text:span text:style-name="T6">n</text:span> <text:span text:style-name="T5">)</text:span> <text:span text:style-name="T5">tel que</text:span> <text:span text:style-name="T9">u</text:span><text:span text:style-name="T10">4</text:span> <text:span text:style-name="T26">=</text:span> <text:span text:style-name="T9">8</text:span> <text:span text:style-name="T5">et</text:span> <text:span text:style-name="T9">u</text:span><text:span text:style-name="T10">7</text:span> <text:span text:style-name="T26">=</text:span> <text:span text:style-name="T9">512</text:span> <text:span text:style-name="T5">.</text:span><text:line-break/><text:span text:style-name="T5">Déterminer la raison et le premier terme</text:span> <text:span text:style-name="T5">de la suite</text:span> <text:span text:style-name="T5">(u</text:span><text:span text:style-name="T6">n</text:span> <text:span text:style-name="T5">).</text:span><text:line-break/><text:span text:style-name="T5">Les termes de la suite sont de la forme</text:span> <text:span text:style-name="T9">u</text:span><text:span text:style-name="T10">n</text:span> <text:span text:style-name="T26">=</text:span> <text:span text:style-name="T9">q</text:span> <text:span text:style-name="T10">n</text:span> <text:span text:style-name="T26">×</text:span> <text:span text:style-name="T9">u</text:span><text:span text:style-name="T10">0</text:span> <text:span text:style-name="T5">.</text:span><text:line-break/><text:span text:style-name="T5">Ainsi</text:span> <text:span text:style-name="T9">u</text:span><text:span text:style-name="T10">4</text:span> <text:span text:style-name="T26">=</text:span> <text:span text:style-name="T9">q</text:span> <text:span text:style-name="T10">4</text:span> <text:span text:style-name="T26">×</text:span> <text:span text:style-name="T9">u</text:span><text:span text:style-name="T10">0</text:span> <text:span text:style-name="T26">=</text:span> <text:span text:style-name="T9">8</text:span> <text:span text:style-name="T5">et</text:span><text:line-break/><text:span text:style-name="T9">u</text:span><text:span text:style-name="T10">7</text:span> <text:span text:style-name="T26">=</text:span> <text:span text:style-name="T9">q</text:span> <text:span text:style-name="T10">7</text:span> <text:span text:style-name="T26">×</text:span> <text:span text:style-name="T9">u</text:span><text:span text:style-name="T10">0</text:span> <text:span text:style-name="T26">=</text:span> <text:span text:style-name="T9">512</text:span> <text:span text:style-name="T5">.</text:span><text:line-break/><text:span text:style-name="T5">Ainsi :</text:span> <text:span text:style-name="T5">u</text:span><text:span text:style-name="T10">7</text:span><text:line-break/><text:span text:style-name="T5">u</text:span><text:span text:style-name="T10">4</text:span><text:line-break/><text:span text:style-name="T24">=</text:span> <text:span text:style-name="T5">q</text:span> <text:span text:style-name="T10">7</text:span> <text:span text:style-name="T24">×</text:span> <text:span text:style-name="T5">u</text:span><text:span text:style-name="T10">0</text:span><text:line-break/><text:soft-page-break/><text:span text:style-name="T5">q</text:span> <text:span text:style-name="T10">4</text:span> <text:span text:style-name="T24">×</text:span> <text:span text:style-name="T5">u</text:span><text:span text:style-name="T10">0</text:span><text:line-break/><text:span text:style-name="T24">=</text:span> <text:span text:style-name="T5">q</text:span> <text:span text:style-name="T10">3</text:span> <text:span text:style-name="T5">et</text:span> <text:span text:style-name="T9">u</text:span><text:span text:style-name="T10">7</text:span><text:line-break/><text:span text:style-name="T9">u</text:span><text:span text:style-name="T10">4</text:span><text:line-break/><text:span text:style-name="T26">=</text:span> <text:span text:style-name="T9">512</text:span><text:line-break/><text:span text:style-name="T9">8</text:span> <text:span text:style-name="T26">=</text:span> <text:span text:style-name="T9">64</text:span> <text:span text:style-name="T5">donc</text:span> <text:span text:style-name="T9">q</text:span> <text:span text:style-name="T10">3</text:span> <text:span text:style-name="T26">=</text:span> <text:span text:style-name="T9">64</text:span> <text:span text:style-name="T5">.</text:span><text:line-break/><text:span text:style-name="T5">On utilise la fonction racine troisième de la calculatrice pour trouver le nombre qui</text:span><text:line-break/><text:span text:style-name="T5">élevé au cube donne 64.</text:span><text:line-break/><text:span text:style-name="T5">Ainsi</text:span> <text:span text:style-name="T5">q</text:span> <text:span text:style-name="T24">=</text:span> <text:span text:style-name="T5">64</text:span><text:span text:style-name="T10">3</text:span> <text:span text:style-name="T24">=</text:span> <text:span text:style-name="T5">4</text:span><text:line-break/><text:span text:style-name="T5">Comme</text:span> <text:span text:style-name="T9">q</text:span> <text:span text:style-name="T10">4</text:span> <text:span text:style-name="T26">×</text:span> <text:span text:style-name="T9">u</text:span><text:span text:style-name="T10">0</text:span> <text:span text:style-name="T26">=</text:span> <text:span text:style-name="T9">8</text:span> <text:span text:style-name="T5">, on a :</text:span> <text:span text:style-name="T9">4</text:span> <text:span text:style-name="T10">4</text:span> <text:span text:style-name="T26">×</text:span> <text:span text:style-name="T9">u</text:span><text:span text:style-name="T10">0</text:span> <text:span text:style-name="T26">=</text:span> <text:span text:style-name="T9">8</text:span> <text:span text:style-name="T5">et donc :</text:span> <text:span text:style-name="T5">u</text:span><text:span text:style-name="T10">0</text:span> <text:span text:style-name="T24">=</text:span> <text:span text:style-name="T5">1</text:span><text:line-break/><text:span text:style-name="T5">32</text:span> <text:span text:style-name="T5">.</text:span><text:line-break/><text:span text:style-name="T5">2)</text:span> <text:span text:style-name="T5">Variations</text:span><text:line-break/><text:span text:style-name="T5">Propriété :</text:span> <text:span text:style-name="T5">(u</text:span><text:span text:style-name="T6">n</text:span> <text:span text:style-name="T5">) est une suite</text:span> <text:span text:style-name="T5">géométrique de raison</text:span> <text:span text:style-name="T5">q</text:span> <text:span text:style-name="T5">et de premier terme</text:span> <text:span text:style-name="T5">non nul</text:span> <text:span text:style-name="T5">u</text:span><text:span text:style-name="T6">0</text:span> <text:span text:style-name="T5">.</text:span><text:line-break/><text:span text:style-name="T5">Pour</text:span> <text:span text:style-name="T9">u</text:span><text:span text:style-name="T10">0</text:span> <text:span text:style-name="T26">&gt;</text:span> <text:span text:style-name="T9">0</text:span> <text:span text:style-name="T5">:</text:span><text:line-break/><text:span text:style-name="T5">-</text:span> <text:span text:style-name="T5">Si</text:span> <text:span text:style-name="T5">q</text:span> <text:span text:style-name="T5">&gt; 1 alors la suite</text:span> <text:span text:style-name="T5">(u</text:span><text:span text:style-name="T6">n</text:span> <text:span text:style-name="T5">)</text:span> <text:span text:style-name="T5">est croissante.</text:span><text:line-break/><text:span text:style-name="T5">-</text:span> <text:span text:style-name="T5">Si</text:span> <text:span text:style-name="T5">0 &lt;</text:span> <text:span text:style-name="T5">q</text:span> <text:span text:style-name="T5">&lt; 1 alors la suite</text:span> <text:span text:style-name="T5">(u</text:span><text:span text:style-name="T6">n</text:span> <text:span text:style-name="T5">)</text:span> <text:span text:style-name="T5">est décroissante.</text:span><text:line-break/><text:span text:style-name="T5">Pour</text:span> <text:span text:style-name="T9">u</text:span><text:span text:style-name="T10">0</text:span> <text:span text:style-name="T26">&lt;</text:span> <text:span text:style-name="T9">0</text:span> <text:span text:style-name="T5">:</text:span><text:line-break/><text:span text:style-name="T5">-</text:span> <text:span text:style-name="T5">Si</text:span> <text:span text:style-name="T5">q</text:span> <text:span text:style-name="T5">&gt; 1 alors la suite</text:span> <text:span text:style-name="T5">(u</text:span><text:span text:style-name="T6">n</text:span> <text:span text:style-name="T5">)</text:span> <text:span text:style-name="T5">est décroissante.</text:span><text:line-break/><text:span text:style-name="T5">-</text:span> <text:span text:style-name="T5">Si</text:span> <text:span text:style-name="T5">0 &lt;</text:span> <text:span text:style-name="T5">q</text:span> <text:span text:style-name="T5">&lt; 1 alors la suite</text:span> <text:span text:style-name="T5">(u</text:span><text:span text:style-name="T6">n</text:span> <text:span text:style-name="T5">)</text:span> <text:span text:style-name="T5">est croissante.</text:span><text:line-break/><text:span text:style-name="T5">Démonstration dans le cas où</text:span> <text:span text:style-name="T5">u</text:span><text:span text:style-name="T6">0</text:span> <text:span text:style-name="T5">&gt; 0 :</text:span><text:line-break/>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=</text:span> <text:span text:style-name="T9">q</text:span> <text:span text:style-name="T10">n</text:span><text:span text:style-name="T23">+</text:span><text:span text:style-name="T10">1</text:span><text:line-break/><text:span text:style-name="T9">u</text:span><text:span text:style-name="T10">0</text:span> − <text:span text:style-name="T9">q</text:span> <text:span text:style-name="T10">n</text:span> <text:span text:style-name="T9">u</text:span><text:span text:style-name="T10">0</text:span> <text:span text:style-name="T26">=</text:span> <text:span text:style-name="T9">u</text:span><text:span text:style-name="T10">0</text:span> <text:span text:style-name="T9">q</text:span> <text:span text:style-name="T10">n</text:span> <text:span text:style-name="T9">(q</text:span> − <text:span text:style-name="T9">1)</text:span> <text:span text:style-name="T5">.</text:span><text:line-break/><text:span text:style-name="T5">-</text:span> <text:span text:style-name="T5">Si</text:span> <text:span text:style-name="T5">q</text:span> <text:span text:style-name="T5">&gt; 1</text:span> <text:span text:style-name="T5">alors</text:span> 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&gt;</text:span> <text:span text:style-name="T9">0</text:span> <text:span text:style-name="T5">et</text:span> <text:span text:style-name="T5">la suite (u</text:span><text:span text:style-name="T6">n</text:span> <text:span text:style-name="T5">) est croissante.</text:span><text:line-break/><text:span text:style-name="T5">-</text:span> <text:span text:style-name="T5">Si</text:span> <text:span text:style-name="T5">0 &lt;</text:span> <text:span text:style-name="T5">q</text:span> <text:span text:style-name="T5">&lt;</text:span> <text:span text:style-name="T5">1</text:span> <text:span text:style-name="T5">alors</text:span> <text:span text:style-name="T9">u</text:span><text:span text:style-name="T10">n</text:span><text:span text:style-name="T23">+</text:span><text:span text:style-name="T10">1</text:span> − <text:span text:style-name="T9">u</text:span><text:span text:style-name="T10">n</text:span> <text:span text:style-name="T26">&lt;</text:span> <text:span text:style-name="T9">0</text:span> <text:span text:style-name="T5">et</text:span> <text:span text:style-name="T5">la suite (u</text:span><text:span text:style-name="T6">n</text:span> <text:span text:style-name="T5">) est décroissante.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6</text:span><text:line-break/><text:span text:style-name="T5">Exemple :</text:span><text:line-break/><text:span text:style-name="T5">Vidéo</text:span> <text:span text:style-name="T8">https://youtu.be/vLshnJqW-64</text:span><text:line-break/><text:span text:style-name="T5">La suite</text:span> <text:span text:style-name="T5">géométrique</text:span> <text:span text:style-name="T5">(u</text:span><text:span text:style-name="T6">n</text:span> <text:span text:style-name="T5">) définie par</text:span> <text:span text:style-name="T9">u</text:span><text:span text:style-name="T10">n</text:span> <text:span text:style-name="T26">=</text:span> −<text:span text:style-name="T9">4</text:span> <text:span text:style-name="T26">×</text:span> <text:span text:style-name="T9">2</text:span> <text:span text:style-name="T10">n</text:span> <text:span text:style-name="T5">est décroissante car</text:span> <text:span text:style-name="T5">le premier</text:span><text:line-break/><text:span text:style-name="T5">terme est négatif et la raison est supérieure à</text:span> <text:span text:style-name="T5">1.</text:span><text:line-break/><text:span text:style-name="T5">Remarque :</text:span> <text:span text:style-name="T5">Si la raison</text:span> <text:span text:style-name="T5">q</text:span> <text:span text:style-name="T5">est négative alors la suite géométrique n'est pas</text:span><text:line-break/><text:span text:style-name="T5">monotone.</text:span><text:line-break/><text:span text:style-name="T13">RÉSUMÉ</text:span> <text:span text:style-name="T5">(</text:span> <text:span text:style-name="T14">u</text:span> <text:span text:style-name="T6">n</text:span> <text:span text:style-name="T5">) une</text:span> <text:span text:style-name="T5">suite géométrique</text:span><text:line-break/><text:span text:style-name="T5">-</text:span> <text:span text:style-name="T5">de</text:span> <text:span text:style-name="T5">raison</text:span> <text:span text:style-name="T14">q</text:span><text:line-break/><text:span text:style-name="T5">-</text:span> <text:span text:style-name="T5">de premier terme</text:span> <text:span text:style-name="T14">u</text:span> <text:span text:style-name="T6">0</text:span> <text:span text:style-name="T5">.</text:span><text:line-break/><text:span text:style-name="T5">Exemple</text:span> <text:span text:style-name="T5">:</text:span><text:line-break/><text:span text:style-name="T27">q</text:span> <text:span text:style-name="T27">=</text:span> <text:span text:style-name="T27">2</text:span> <text:span text:style-name="T5">et</text:span> <text:span text:style-name="T28">u</text:span> <text:span text:style-name="T29">0</text:span> <text:span text:style-name="T28">=</text:span> − <text:span text:style-name="T28">4</text:span><text:line-break/><text:soft-page-break/><text:span text:style-name="T5">Définition</text:span> <text:span text:style-name="T15">u</text:span><text:span text:style-name="T16">n</text:span><text:span text:style-name="T30">+</text:span><text:span text:style-name="T16">1</text:span> <text:span text:style-name="T31">=</text:span> <text:span text:style-name="T15">q</text:span> <text:span text:style-name="T31">×</text:span> <text:span text:style-name="T15">u</text:span><text:span text:style-name="T16">n</text:span><text:line-break/><text:span text:style-name="T15">u</text:span><text:span text:style-name="T16">n</text:span><text:span text:style-name="T30">+</text:span><text:span text:style-name="T16">1</text:span> <text:span text:style-name="T31">=</text:span> <text:span text:style-name="T15">2</text:span> <text:span text:style-name="T31">×</text:span> <text:span text:style-name="T15">u</text:span><text:span text:style-name="T16">n</text:span><text:line-break/><text:span text:style-name="T5">Le rapport entre un terme et son</text:span><text:line-break/><text:span text:style-name="T5">précédent est égal à 2.</text:span><text:line-break/><text:span text:style-name="T5">Propriété</text:span> <text:span text:style-name="T18">u</text:span><text:span text:style-name="T16">n</text:span> <text:span text:style-name="T27">=</text:span> <text:span text:style-name="T18">u</text:span><text:span text:style-name="T16">0</text:span> <text:span text:style-name="T27">×</text:span> <text:span text:style-name="T18">q</text:span> <text:span text:style-name="T16">n</text:span> <text:span text:style-name="T18">u</text:span><text:span text:style-name="T16">n</text:span> <text:span text:style-name="T27">=</text:span> − <text:span text:style-name="T18">4</text:span> <text:span text:style-name="T27">×</text:span> <text:span text:style-name="T18">2</text:span> <text:span text:style-name="T16">n</text:span><text:line-break/><text:span text:style-name="T5">Variations</text:span><text:line-break/><text:span text:style-name="T5">Pour</text:span> <text:span text:style-name="T19">u</text:span><text:span text:style-name="T7">0</text:span> <text:span text:style-name="T28">&gt;</text:span> <text:span text:style-name="T19">0</text:span> <text:span text:style-name="T5">:</text:span><text:line-break/><text:span text:style-name="T5">Si</text:span> <text:span text:style-name="T14">q</text:span> <text:span text:style-name="T5">&gt; 1</text:span> <text:span text:style-name="T5">: (</text:span> <text:span text:style-name="T14">u</text:span> <text:span text:style-name="T6">n</text:span> <text:span text:style-name="T5">) est croissante.</text:span><text:line-break/><text:span text:style-name="T5">Si 0 &lt;</text:span> <text:span text:style-name="T14">q</text:span> <text:span text:style-name="T5">&lt; 1</text:span> <text:span text:style-name="T5">: (</text:span> <text:span text:style-name="T14">u</text:span> <text:span text:style-name="T6">n</text:span> <text:span text:style-name="T5">)</text:span> <text:span text:style-name="T5">est décroissante.</text:span><text:line-break/><text:span text:style-name="T5">Pour</text:span> <text:span text:style-name="T20">u</text:span><text:span text:style-name="T7">0</text:span> <text:span text:style-name="T32">&lt;</text:span> <text:span text:style-name="T20">0</text:span> <text:span text:style-name="T5">:</text:span><text:line-break/><text:span text:style-name="T5">Si</text:span> <text:span text:style-name="T14">q</text:span> <text:span text:style-name="T5">&gt; 1</text:span> <text:span text:style-name="T5">: (</text:span> <text:span text:style-name="T14">u</text:span> <text:span text:style-name="T6">n</text:span> <text:span text:style-name="T5">) est décroissante.</text:span><text:line-break/><text:span text:style-name="T5">Si 0 &lt;</text:span> <text:span text:style-name="T14">q</text:span> <text:span text:style-name="T5">&lt; 1</text:span> <text:span text:style-name="T5">: (</text:span> <text:span text:style-name="T14">u</text:span> <text:span text:style-name="T6">n</text:span> <text:span text:style-name="T5">) est croissante.</text:span><text:line-break/><text:span text:style-name="T28">u</text:span> <text:span text:style-name="T29">0</text:span> <text:span text:style-name="T28">=</text:span> − <text:span text:style-name="T28">4</text:span> <text:span text:style-name="T28">&lt;</text:span> <text:span text:style-name="T28">0</text:span><text:line-break/><text:span text:style-name="T27">q</text:span> <text:span text:style-name="T27">=</text:span> <text:span text:style-name="T27">2</text:span> <text:span text:style-name="T27">&gt;</text:span> <text:span text:style-name="T27">1</text:span><text:line-break/><text:span text:style-name="T5">La suite (</text:span><text:span text:style-name="T14">u</text:span> <text:span text:style-name="T6">n</text:span> <text:span text:style-name="T5">) est décroissante.</text:span><text:line-break/><text:span text:style-name="T5">Représentation</text:span><text:line-break/><text:span text:style-name="T5">graphique</text:span><text:line-break/><text:span text:style-name="T5">Remarque</text:span> <text:span text:style-name="T5">:</text:span><text:line-break/><text:span text:style-name="T5">Si</text:span> <text:span text:style-name="T14">q</text:span> <text:span text:style-name="T5">&lt; 0</text:span> <text:span text:style-name="T5">:</text:span> <text:span text:style-name="T5">la suite géométrique</text:span><text:line-break/><text:span text:style-name="T5">n'est ni croissante ni décroissante.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7</text:span><text:line-break/><text:span text:style-name="T5">III.</text:span> <text:span text:style-name="T5">Sommes</text:span> <text:span text:style-name="T5">de termes consécutifs</text:span><text:line-break/><text:span text:style-name="T5">1)</text:span> <text:span text:style-name="T5">Cas d'une suite arithmétique</text:span><text:line-break/><text:span text:style-name="T5">Propriété :</text:span> <text:span text:style-name="T5">n</text:span> <text:span text:style-name="T5">est un entier naturel non nul alors on a :</text:span> <text:span text:style-name="T5">1</text:span> <text:span text:style-name="T5">+</text:span> <text:span text:style-name="T5">2</text:span> <text:span text:style-name="T5">+</text:span> <text:span text:style-name="T5">3</text:span> <text:span text:style-name="T5">+</text:span> <text:span text:style-name="T5">...</text:span> <text:span text:style-name="T5">+</text:span> <text:span text:style-name="T5">n</text:span> <text:span text:style-name="T5">=</text:span> <text:span text:style-name="T5">n</text:span> <text:span text:style-name="T5">n</text:span> <text:span text:style-name="T5">+</text:span> <text:span text:style-name="T5">1</text:span><text:span text:style-name="T12">(</text:span> <text:span text:style-name="T12">)</text:span><text:line-break/><text:span text:style-name="T5">2</text:span><text:line-break/><text:span text:style-name="T5">Remarque :</text:span> <text:span text:style-name="T5">Il s'agit de la somme</text:span> <text:span text:style-name="T5">des</text:span> <text:span text:style-name="T5">n+1</text:span> <text:span text:style-name="T5">premiers termes d'une suite arithmétique</text:span><text:line-break/><text:span text:style-name="T5">de raison 1 et de premier terme 1.</text:span><text:line-break/><text:span text:style-name="T5">Démonstration :</text:span><text:line-break/><text:span text:style-name="T5">1</text:span> <text:span text:style-name="T5">+</text:span> <text:span text:style-name="T5">2</text:span> <text:span text:style-name="T5">+</text:span> <text:span text:style-name="T5">3</text:span> <text:span text:style-name="T5">+</text:span> <text:span text:style-name="T5">...</text:span> <text:span text:style-name="T5">+</text:span> <text:span text:style-name="T5">n-1</text:span> <text:span text:style-name="T5">+</text:span> <text:span text:style-name="T5">n</text:span><text:line-break/><text:span text:style-name="T5">+</text:span> <text:span text:style-name="T5">n</text:span> <text:span text:style-name="T5">+</text:span> <text:span text:style-name="T5">n-1</text:span> <text:span text:style-name="T5">+</text:span> <text:span text:style-name="T5">n-2</text:span> <text:span text:style-name="T5">+</text:span> <text:span text:style-name="T5">...</text:span> <text:span text:style-name="T5">+</text:span> <text:span text:style-name="T5">2</text:span> <text:span text:style-name="T5">+</text:span> <text:span text:style-name="T5">1</text:span><text:line-break/><text:span text:style-name="T5">(n+1)</text:span> <text:span text:style-name="T5">+</text:span> <text:span text:style-name="T5">(n+1)</text:span> <text:span text:style-name="T5">+</text:span> <text:span text:style-name="T5">(n+1)</text:span> <text:span text:style-name="T5">+</text:span> <text:span text:style-name="T5">...</text:span> <text:span text:style-name="T5">+</text:span> <text:span text:style-name="T5">(n+1)</text:span> <text:span text:style-name="T5">+</text:span> <text:span text:style-name="T5">(n+1)</text:span><text:line-break/><text:span text:style-name="T5">=</text:span> <text:span text:style-name="T5">n</text:span> <text:span text:style-name="T5">x (n+1)</text:span><text:line-break/><text:span text:style-name="T5">donc :</text:span> <text:span text:style-name="T5">2</text:span> <text:span text:style-name="T24">×</text:span> <text:span text:style-name="T5">1</text:span> <text:span text:style-name="T5">+</text:span> <text:span text:style-name="T5">2</text:span> <text:span text:style-name="T5">+</text:span> <text:span text:style-name="T5">3</text:span> <text:span text:style-name="T5">+</text:span> <text:span text:style-name="T5">...</text:span> <text:span text:style-name="T5">+</text:span> <text:span text:style-name="T5">n</text:span><text:span text:style-name="T11">(</text:span> <text:span text:style-name="T11">)</text:span> <text:span text:style-name="T5">=</text:span> <text:span text:style-name="T5">n</text:span> <text:span text:style-name="T5">n</text:span> <text:span text:style-name="T5">+</text:span> <text:span text:style-name="T5">1</text:span><text:span text:style-name="T11">(</text:span> <text:span text:style-name="T11">)</text:span><text:line-break/><text:span text:style-name="T5">et donc :</text:span> <text:span text:style-name="T5">1</text:span> <text:span text:style-name="T5">+</text:span> <text:span text:style-name="T5">2</text:span> <text:span text:style-name="T5">+</text:span> <text:span text:style-name="T5">3</text:span> <text:span text:style-name="T5">+</text:span> <text:span text:style-name="T5">...</text:span> <text:span text:style-name="T5">+</text:span> <text:span text:style-name="T5">n</text:span> <text:span text:style-name="T5">=</text:span> <text:span text:style-name="T5">n</text:span> <text:span text:style-name="T5">n</text:span> <text:span text:style-name="T5">+</text:span> <text:span text:style-name="T5">1</text:span><text:span text:style-name="T12">(</text:span> <text:span text:style-name="T12">)</text:span><text:line-break/><text:soft-page-break/><text:span text:style-name="T5">2</text:span> <text:span text:style-name="T5">.</text:span><text:line-break/><text:span text:style-name="T5">Méthode :</text:span> <text:span text:style-name="T5">Calculer la somme des termes d'une suite arithmétique</text:span><text:line-break/><text:span text:style-name="T5">Vidéo</text:span> <text:span text:style-name="T8">https://youtu.be/WeDtB9ZUTHs</text:span><text:line-break/><text:span text:style-name="T5">Vidéo</text:span> <text:span text:style-name="T8">https://youtu.be/iSfevWwk8e4</text:span><text:line-break/><text:span text:style-name="T5">Calculer les sommes</text:span> <text:span text:style-name="T5">S</text:span><text:span text:style-name="T6">1</text:span> <text:span text:style-name="T5">et</text:span> <text:span text:style-name="T5">S</text:span><text:span text:style-name="T6">2</text:span> <text:span text:style-name="T5">suivantes :</text:span><text:line-break/><text:span text:style-name="T5">S</text:span><text:span text:style-name="T10">1</text:span> <text:span text:style-name="T24">=</text:span> <text:span text:style-name="T5">1</text:span> <text:span text:style-name="T24">+</text:span> <text:span text:style-name="T5">2</text:span> <text:span text:style-name="T24">+</text:span> <text:span text:style-name="T5">3</text:span> <text:span text:style-name="T24">+</text:span> <text:span text:style-name="T5">...</text:span> <text:span text:style-name="T24">+</text:span> <text:span text:style-name="T5">348</text:span><text:line-break/><text:span text:style-name="T5">S</text:span> <text:span text:style-name="T10">2</text:span> <text:span text:style-name="T24">=</text:span> <text:span text:style-name="T5">33</text:span> <text:span text:style-name="T24">+</text:span> <text:span text:style-name="T5">36</text:span> <text:span text:style-name="T24">+</text:span> <text:span text:style-name="T5">39</text:span> <text:span text:style-name="T24">+</text:span> <text:span text:style-name="T5">...</text:span> <text:span text:style-name="T24">+</text:span> <text:span text:style-name="T5">267</text:span><text:line-break/><text:span text:style-name="T9">S</text:span><text:span text:style-name="T10">1</text:span> <text:span text:style-name="T26">=</text:span> <text:span text:style-name="T9">1</text:span> <text:span text:style-name="T26">+</text:span> <text:span text:style-name="T9">2</text:span> <text:span text:style-name="T26">+</text:span> <text:span text:style-name="T9">3</text:span> <text:span text:style-name="T26">+</text:span> <text:span text:style-name="T9">...</text:span> <text:span text:style-name="T26">+</text:span> <text:span text:style-name="T9">348</text:span><text:line-break/><text:span text:style-name="T26">=</text:span> <text:span text:style-name="T9">348</text:span> <text:span text:style-name="T26">×</text:span> <text:span text:style-name="T9">349</text:span><text:line-break/><text:span text:style-name="T9">2</text:span><text:line-break/><text:span text:style-name="T26">=</text:span> <text:span text:style-name="T9">60726</text:span><text:line-break/><text:span text:style-name="T5">S</text:span> <text:span text:style-name="T10">2</text:span> <text:span text:style-name="T5">=</text:span> <text:span text:style-name="T5">33+</text:span> <text:span text:style-name="T5">36</text:span> <text:span text:style-name="T5">+</text:span> <text:span text:style-name="T5">39</text:span> <text:span text:style-name="T5">+</text:span> <text:span text:style-name="T5">...+</text:span> <text:span text:style-name="T5">267</text:span><text:line-break/><text:span text:style-name="T5">=</text:span> <text:span text:style-name="T5">3×</text:span> <text:span text:style-name="T5">11+</text:span> <text:span text:style-name="T5">12</text:span> <text:span text:style-name="T5">+</text:span> <text:span text:style-name="T5">...+</text:span> <text:span text:style-name="T5">89</text:span><text:span text:style-name="T21">(</text:span> <text:span text:style-name="T21">)</text:span><text:line-break/><text:span text:style-name="T5">=</text:span> <text:span text:style-name="T5">3×</text:span> <text:span text:style-name="T5">1+</text:span> <text:span text:style-name="T5">2</text:span> <text:span text:style-name="T5">+</text:span> <text:span text:style-name="T5">...+</text:span> <text:span text:style-name="T5">89</text:span><text:span text:style-name="T21">(</text:span> <text:span text:style-name="T21">)</text:span> − <text:span text:style-name="T5">1+</text:span> <text:span text:style-name="T5">2</text:span> <text:span text:style-name="T5">+</text:span> <text:span text:style-name="T5">...+</text:span> <text:span text:style-name="T5">10</text:span><text:span text:style-name="T21">(</text:span> <text:span text:style-name="T21">)</text:span><text:span text:style-name="T22">(</text:span> <text:span text:style-name="T22">)</text:span><text:line-break/><text:span text:style-name="T5">=</text:span> <text:span text:style-name="T5">3×</text:span> <text:span text:style-name="T5">89</text:span> <text:span text:style-name="T5">×</text:span> <text:span text:style-name="T5">90</text:span><text:line-break/><text:span text:style-name="T5">2</text:span> − <text:span text:style-name="T5">10</text:span> <text:span text:style-name="T5">×</text:span> <text:span text:style-name="T5">11</text:span><text:line-break/><text:span text:style-name="T5">2</text:span><text:line-break/>⎛<text:line-break/>⎝⎜<text:line-break/>⎞<text:line-break/>⎠⎟<text:line-break/><text:span text:style-name="T5">=</text:span> <text:span text:style-name="T5">11850</text:span></text:p>
      <text:p text:style-name="P7"><text:span text:style-name="T33">Yvan Monka</text:span> – <text:span text:style-name="T33">Académie de Strasbourg</text:span> – <text:span text:style-name="T33">www.maths-et-tiques.fr</text:span><text:line-break/><text:span text:style-name="T33">8</text:span><text:line-break/><text:span text:style-name="T5">Une anecdote relate comment le mathématicien allemand</text:span> <text:span text:style-name="T5">Carl</text:span><text:line-break/><text:span text:style-name="T5">Friedrich Gauss</text:span> <text:span text:style-name="T5">(1777 ; 1855), alors âgé de 10 ans a fait preuve</text:span><text:line-break/><text:span text:style-name="T5">d’un talent remarquable pour le calcul mental. Voulant occuper ses</text:span><text:line-break/><text:span text:style-name="T5">élèves, le professeur demande d’effectuer des additions, plus</text:span><text:line-break/><text:span text:style-name="T5">exactement d’effectuer la somme des nombres de 1 à 100. Après</text:span><text:line-break/><text:span text:style-name="T5">très peu de temps, le jeune</text:span> <text:span text:style-name="T5">Gauss</text:span> <text:span text:style-name="T5">impressionne son professeur en</text:span><text:line-break/><text:span text:style-name="T5">donnant la réponse correcte. Sa technique consiste à regrouper</text:span><text:line-break/><text:span text:style-name="T5">astucieusement les termes extrêmes par deux. Sans le savoir</text:span><text:line-break/><text:span text:style-name="T5">encore,</text:span> <text:span text:style-name="T5">Gauss</text:span> <text:span text:style-name="T5">a découvert la formule permettant de calculer la somme des termes</text:span><text:line-break/><text:span text:style-name="T5">d’une série arithmétique.</text:span><text:line-break/><text:span text:style-name="T5">2)</text:span> <text:span text:style-name="T5">Cas d'une suite</text:span> <text:span text:style-name="T5">géométrique</text:span><text:line-break/><text:span text:style-name="T5">Propriété :</text:span> <text:span text:style-name="T5">n</text:span> <text:span text:style-name="T5">est un entier naturel non nul et</text:span> <text:span text:style-name="T5">q</text:span> <text:span text:style-name="T5">un réel différent de 1 alors on a :</text:span><text:line-break/><text:span text:style-name="T5">1</text:span> <text:span text:style-name="T24">+</text:span> <text:span text:style-name="T5">q</text:span> <text:span text:style-name="T24">+</text:span> <text:span text:style-name="T5">q</text:span> <text:span text:style-name="T10">2</text:span> <text:span text:style-name="T24">+</text:span> <text:span text:style-name="T5">...</text:span> <text:span text:style-name="T24">+</text:span> <text:span text:style-name="T5">q</text:span> <text:span text:style-name="T10">n</text:span> <text:span text:style-name="T24">=</text:span> <text:span text:style-name="T5">1</text:span> − <text:span text:style-name="T5">q</text:span> <text:span text:style-name="T10">n</text:span><text:span text:style-name="T23">+</text:span><text:span text:style-name="T10">1</text:span><text:line-break/><text:span text:style-name="T5">1</text:span> − <text:span text:style-name="T5">q</text:span><text:line-break/><text:span text:style-name="T5">Remarque :</text:span> <text:span text:style-name="T5">Il s'agit de la somme</text:span> <text:span text:style-name="T5">des</text:span> <text:span text:style-name="T5">n+1</text:span> <text:span text:style-name="T5">premiers termes d'une suite </text:span><text:soft-page-break/><text:span text:style-name="T5">géométrique</text:span><text:line-break/><text:span text:style-name="T5">de raison</text:span> <text:span text:style-name="T5">q</text:span> <text:span text:style-name="T5">et de premier terme 1.</text:span><text:line-break/><text:span text:style-name="T5">Démonstration :</text:span><text:line-break/><text:span text:style-name="T9">S</text:span> <text:span text:style-name="T26">=</text:span> <text:span text:style-name="T9">1</text:span> <text:span text:style-name="T26">+</text:span> <text:span text:style-name="T9">q</text:span> <text:span text:style-name="T26">+</text:span> <text:span text:style-name="T9">q</text:span> <text:span text:style-name="T10">2</text:span> <text:span text:style-name="T26">+</text:span> <text:span text:style-name="T9">...</text:span> <text:span text:style-name="T26">+</text:span> <text:span text:style-name="T9">q</text:span> <text:span text:style-name="T10">n</text:span><text:line-break/><text:span text:style-name="T9">q</text:span> <text:span text:style-name="T26">×</text:span> <text:span text:style-name="T9">S</text:span> <text:span text:style-name="T26">=</text:span> <text:span text:style-name="T9">q</text:span> <text:span text:style-name="T26">+</text:span> <text:span text:style-name="T9">q</text:span> <text:span text:style-name="T10">2</text:span> <text:span text:style-name="T26">+</text:span> <text:span text:style-name="T9">q</text:span> <text:span text:style-name="T10">3</text:span> <text:span text:style-name="T26">+</text:span> <text:span text:style-name="T9">...</text:span> <text:span text:style-name="T26">+</text:span> <text:span text:style-name="T9">q</text:span> <text:span text:style-name="T10">n</text:span><text:span text:style-name="T23">+</text:span><text:span text:style-name="T10">1</text:span><text:line-break/><text:span text:style-name="T5">Ainsi</text:span> <text:span text:style-name="T5">:</text:span><text:line-break/><text:span text:style-name="T5">S</text:span> − <text:span text:style-name="T5">q</text:span> <text:span text:style-name="T24">×</text:span> <text:span text:style-name="T5">S</text:span> <text:span text:style-name="T5">=</text:span> <text:span text:style-name="T5">1</text:span> <text:span text:style-name="T5">+</text:span> <text:span text:style-name="T5">q</text:span> <text:span text:style-name="T5">+</text:span> <text:span text:style-name="T5">q</text:span> <text:span text:style-name="T10">2</text:span> <text:span text:style-name="T5">+</text:span> <text:span text:style-name="T5">...</text:span> <text:span text:style-name="T5">+</text:span> <text:span text:style-name="T5">q</text:span> <text:span text:style-name="T10">n</text:span><text:line-break/><text:span text:style-name="T17">(</text:span> <text:span text:style-name="T17">)</text:span> − <text:span text:style-name="T5">q</text:span> <text:span text:style-name="T5">+</text:span> <text:span text:style-name="T5">q</text:span> <text:span text:style-name="T10">2</text:span> <text:span text:style-name="T5">+</text:span> <text:span text:style-name="T5">q</text:span> <text:span text:style-name="T10">3</text:span> <text:span text:style-name="T5">+</text:span> <text:span text:style-name="T5">...</text:span> <text:span text:style-name="T5">+</text:span> <text:span text:style-name="T5">q</text:span> <text:span text:style-name="T10">n+1</text:span><text:line-break/><text:span text:style-name="T17">(</text:span> <text:span text:style-name="T17">)</text:span><text:line-break/><text:span text:style-name="T5">S</text:span> − <text:span text:style-name="T5">q</text:span> <text:span text:style-name="T24">×</text:span> <text:span text:style-name="T5">S</text:span> <text:span text:style-name="T5">=</text:span> <text:span text:style-name="T5">1</text:span> − <text:span text:style-name="T5">q</text:span> <text:span text:style-name="T10">n+1</text:span><text:line-break/><text:span text:style-name="T5">S</text:span> <text:span text:style-name="T24">×</text:span> <text:span text:style-name="T5">1</text:span> − <text:span text:style-name="T5">q</text:span><text:span text:style-name="T12">(</text:span> <text:span text:style-name="T12">)</text:span> <text:span text:style-name="T5">=</text:span> <text:span text:style-name="T5">1</text:span> − <text:span text:style-name="T5">q</text:span> <text:span text:style-name="T10">n+1</text:span><text:line-break/><text:span text:style-name="T5">S</text:span> <text:span text:style-name="T5">=</text:span> <text:span text:style-name="T5">1</text:span> − <text:span text:style-name="T5">q</text:span> <text:span text:style-name="T10">n+1</text:span><text:line-break/><text:span text:style-name="T5">1</text:span> − <text:span text:style-name="T5">q</text:span><text:line-break/><text:span text:style-name="T5">Méthode :</text:span> <text:span text:style-name="T5">Calculer la somme des termes d'une suite</text:span> <text:span text:style-name="T5">géométrique</text:span><text:line-break/><text:span text:style-name="T5">Vidéo</text:span> <text:span text:style-name="T8">https://youtu.be/eSDrE1phUXY</text:span><text:line-break/><text:span text:style-name="T5">Calculer la somme</text:span> <text:span text:style-name="T5">S</text:span> <text:span text:style-name="T5">suivante :</text:span><text:line-break/><text:span text:style-name="T5">S</text:span> <text:span text:style-name="T24">=</text:span> <text:span text:style-name="T5">1</text:span> <text:span text:style-name="T24">+</text:span> <text:span text:style-name="T5">3</text:span> <text:span text:style-name="T24">+</text:span> <text:span text:style-name="T5">3</text:span><text:span text:style-name="T10">2</text:span> <text:span text:style-name="T24">+</text:span> <text:span text:style-name="T5">...</text:span> <text:span text:style-name="T24">+</text:span> <text:span text:style-name="T5">3</text:span><text:span text:style-name="T10">13</text:span><text:line-break/><text:span text:style-name="T5">S</text:span> <text:span text:style-name="T24">=</text:span> <text:span text:style-name="T5">1</text:span> <text:span text:style-name="T24">+</text:span> <text:span text:style-name="T5">3</text:span> <text:span text:style-name="T24">+</text:span> <text:span text:style-name="T5">3</text:span><text:span text:style-name="T10">2</text:span> <text:span text:style-name="T24">+</text:span> <text:span text:style-name="T5">...</text:span> <text:span text:style-name="T24">+</text:span> <text:span text:style-name="T5">3</text:span><text:span text:style-name="T10">13</text:span><text:line-break/><text:span text:style-name="T24">=</text:span> <text:span text:style-name="T5">1</text:span> − <text:span text:style-name="T5">3</text:span><text:span text:style-name="T10">14</text:span><text:line-break/><text:span text:style-name="T5">1</text:span> − <text:span text:style-name="T5">3</text:span> <text:span text:style-name="T24">=</text:span> <text:span text:style-name="T5">2391484</text:span><text:line-break/><text:span text:style-name="T36">Hors du cadre de la</text:span> <text:span text:style-name="T36">classe, aucune reproduction, même partielle, autres que celles prévues à l'article L 122-5 du</text:span><text:line-break/><text:span text:style-name="T36">code de la propriété intellectuelle, ne peut être faite de ce site sans l'autorisation expresse de l'auteur.</text:span><text:line-break/><text:span text:style-name="T37">www.maths-et-tiques.fr/i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language="fr" fo:country="FR" fo:font-weight="bold" officeooo:rsid="01f7aad8" officeooo:paragraph-rsid="0064d554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2384f3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uites arithmético-géométriques et algorithmes.</text:p>
      </style:header>
      <style:footer>
        <text:p text:style-name="MP2">Page : <text:page-number text:select-page="current">7</text:page-number><text:s/>sur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8T15:42:58.018566596</dc:date>
    <meta:editing-duration>PT8H26M27S</meta:editing-duration>
    <meta:editing-cycles>68</meta:editing-cycles>
    <meta:document-statistic meta:table-count="0" meta:image-count="0" meta:object-count="0" meta:page-count="9" meta:paragraph-count="11" meta:word-count="2402" meta:character-count="10293" meta:non-whitespace-character-count="7888"/>
  </office:meta>
</office:document-meta>
</file>